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89a" officeooo:paragraph-rsid="0019989a"/>
    </style:style>
    <style:style style:name="P2" style:family="paragraph" style:parent-style-name="Standard">
      <style:text-properties officeooo:rsid="0019989a" officeooo:paragraph-rsid="001ad9c1"/>
    </style:style>
    <style:style style:name="P3" style:family="paragraph" style:parent-style-name="Standard">
      <style:text-properties officeooo:rsid="0019989a" officeooo:paragraph-rsid="001eb00c"/>
    </style:style>
    <style:style style:name="P4" style:family="paragraph" style:parent-style-name="Standard">
      <style:text-properties officeooo:rsid="001ad9c1" officeooo:paragraph-rsid="001ad9c1"/>
    </style:style>
    <style:style style:name="P5" style:family="paragraph" style:parent-style-name="Standard">
      <style:text-properties officeooo:rsid="001eb00c" officeooo:paragraph-rsid="001eb00c"/>
    </style:style>
    <style:style style:name="T1" style:family="text">
      <style:text-properties officeooo:rsid="0019989a"/>
    </style:style>
    <style:style style:name="T2" style:family="text">
      <style:text-properties officeooo:rsid="0019d3b4"/>
    </style:style>
    <style:style style:name="T3" style:family="text">
      <style:text-properties officeooo:rsid="001ad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omp original = (SSN, Hobby, Address, Name | SSN =&gt; Address, Name; SSN, Hobby =&gt; <text:s/>SSN, Hobby, Address, Name)</text:p>
      <text:p text:style-name="P1"/>
      <text:p text:style-name="P1">Decomp after = <text:span text:style-name="T2">[</text:span>(SSN, Address, Name | SSN =&gt; Address, Name), (SSN, Hobby | SSN, Hobby =&gt; SSN, Hobby)<text:span text:style-name="T2">]</text:span></text:p>
      <text:p text:style-name="P1"/>
      <text:p text:style-name="P1"/>
      <text:p text:style-name="P3">Decomp original = (SSN, Hobby, Address, Name | SSN =&gt; Address, Name; SSN, Hobby =&gt; <text:s/>SSN, Hobby, Address, Name)</text:p>
      <text:p text:style-name="P1"/>
      <text:p text:style-name="P5">temp = <text:span text:style-name="T1">(SSN, Address, Name | SSN =&gt; Address, Name)</text:span></text:p>
      <text:p text:style-name="P5"/>
      <text:p text:style-name="P5">decomp = <text:span text:style-name="T1">(SSN, Hobby | SSN, Hobby =&gt; SSN, Hobby)</text:span></text:p>
      <text:p text:style-name="P1"/>
      <text:p text:style-name="P1">Decomp original = [<text:span text:style-name="T3">A</text:span>,B,C,D,E,F,G,H,K| {A,B,H}=&gt;{C,K}; {A}=&gt;{D}; {C}=&gt;{E}; {B,G,H}=&gt;{F}; {F}=&gt;{A,D}; {E}=&gt;{F}; {B,H}=&gt;{E}<text:span text:style-name="T3">]</text:span></text:p>
      <text:p text:style-name="P1"/>
      <text:p text:style-name="P1">ABH = {A,B,H,C,K,D,E,F}</text:p>
      <text:p text:style-name="P1">A = {A, D}</text:p>
      <text:p text:style-name="P1">C = {E, F, A, D}</text:p>
      <text:p text:style-name="P1">BGH = {B,G,H,F,A,D,C,K,E}</text:p>
      <text:p text:style-name="P1">F = {A, D, F}</text:p>
      <text:p text:style-name="P1">E = {F, A, D, E}</text:p>
      <text:p text:style-name="P1">BH = {E,F,B,H,A,D,C,K}</text:p>
      <text:p text:style-name="P1"/>
      <text:p text:style-name="P1"/>
      <text:p text:style-name="P1"/>
      <text:p text:style-name="P2">Decomp after<text:span text:style-name="T2">1</text:span> = <text:span text:style-name="T2">[(A,B,H,C,K | </text:span>{A,B,H}=&gt;{C,K}<text:span text:style-name="T2">), (A,B,D,E,F,G,H | </text:span>{A}=&gt;{D}; {B,G,H}=&gt;{F}; {F}=&gt;{A,D}; {E}=&gt;{F}; {B,H}=&gt;{E})<text:span text:style-name="T3">)</text:span></text:p>
      <text:p text:style-name="P2"/>
      <text:p text:style-name="P4">Decomp after2 = [<text:span text:style-name="T2">(A,B,H,C,K | {A,B,H}=&gt;{C,K}), </text:span>(A,D | <text:span text:style-name="T1">{A}=&gt;{D}</text:span>),<text:span text:style-name="T1"> (</text:span>A,B,E,F,G,H | <text:span text:style-name="T1">{B,G,H}=&gt;{F}; {F}=&gt;{A}; {E}=&gt;{F}; {B,H}=&gt;{E})</text:span>)</text:p>
      <text:p text:style-name="P4"/>
      <text:p text:style-name="P4">Decomp after3 = [<text:span text:style-name="T2">(A,B,H,C,K | {A,B,H}=&gt;{C,K}), </text:span>(A,D | <text:span text:style-name="T1">{A}=&gt;{D}</text:span>), (A,F | <text:span text:style-name="T1">{F}=&gt;{A}</text:span>), <text:s/><text:span text:style-name="T1">(</text:span>B,E,F,G,H | <text:span text:style-name="T1">{B,G,H}=&gt;{F}; {E}=&gt;{F}; {B,H}=&gt;{E})</text:span>)</text:p>
      <text:p text:style-name="P4"/>
      <text:p text:style-name="P4">Decomp after4 = [<text:span text:style-name="T2">(A,B,H,C,K | {A,B,H}=&gt;{C,K}), </text:span>(A,D | <text:span text:style-name="T1">{A}=&gt;{D}</text:span>), (A,F | <text:span text:style-name="T1">{F}=&gt;{A}</text:span>), (E,F | <text:span text:style-name="T1">{E}=&gt;{F}</text:span>), <text:span text:style-name="T1">(</text:span>B,E,G,H |<text:span text:style-name="T1"> {B,H}=&gt;{E})</text:span>)</text:p>
      <text:p text:style-name="P4"/>
      <text:p text:style-name="P4">Decomp after5 = [<text:span text:style-name="T2">(A,B,H,C,K | {A,B,H}=&gt;{C,K}), </text:span>(A,D | <text:span text:style-name="T1">{A}=&gt;{D}</text:span>), (A,F | <text:span text:style-name="T1">{F}=&gt;{A}</text:span>), (E,F | <text:span text:style-name="T1">{E}=&gt;{F}</text:span>), (B,H,E | <text:span text:style-name="T1">{B,H}=&gt;{E}</text:span>), (BGH | {}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45:29.460680882</meta:creation-date>
    <dc:date>2018-03-27T18:04:08.113953792</dc:date>
    <meta:editing-duration>PT44M35S</meta:editing-duration>
    <meta:editing-cycles>1</meta:editing-cycles>
    <meta:document-statistic meta:table-count="0" meta:image-count="0" meta:object-count="0" meta:page-count="1" meta:paragraph-count="18" meta:word-count="202" meta:character-count="1304" meta:non-whitespace-character-count="1117"/>
    <meta:generator>LibreOffice/5.1.6.2$Linux_X86_64 LibreOffice_project/10m0$Build-2</meta:generator>
  </office:meta>
</office:document-meta>
</file>